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 fo:padding="0.049cm" fo:border="0.06pt solid #d9d9e3"/>
    </style:style>
    <style:style style:name="P2" style:family="paragraph" style:parent-style-name="Text_20_body" style:list-style-name="L1">
      <style:paragraph-properties fo:padding="0.049cm" fo:border="0.06pt solid #d9d9e3"/>
    </style:style>
    <style:style style:name="P3" style:family="paragraph" style:parent-style-name="Text_20_body" style:list-style-name="L1">
      <style:paragraph-properties fo:padding="0.049cm" fo:border="0.06pt solid #d9d9e3"/>
      <style:text-properties officeooo:paragraph-rsid="0008d358"/>
    </style:style>
    <style:style style:name="P4" style:family="paragraph" style:parent-style-name="Text_20_body">
      <style:paragraph-properties fo:margin-top="0cm" fo:margin-bottom="0cm" style:contextual-spacing="false" fo:padding="0.049cm" fo:border="0.06pt solid #d9d9e3"/>
    </style:style>
    <style:style style:name="P5" style:family="paragraph" style:parent-style-name="Text_20_body">
      <style:paragraph-properties fo:text-align="center" style:justify-single-word="false" fo:padding="0.049cm" fo:border="0.06pt solid #d9d9e3"/>
      <style:text-properties officeooo:paragraph-rsid="0008d358"/>
    </style:style>
    <style:style style:name="T1" style:family="text">
      <style:text-properties officeooo:rsid="0008d358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Encuesta Educativa </text:span></text:p>
      <text:list xml:id="list2351460837" text:style-name="L1">
        <text:list-item>
          <text:p text:style-name="P2">¿Cuál es tu rol en el colegio?</text:p>
          <text:list>
            <text:list-item>
              <text:p text:style-name="P1">Estudiante</text:p>
            </text:list-item>
            <text:list-item>
              <text:p text:style-name="P1">Docente</text:p>
            </text:list-item>
            <text:list-item>
              <text:p text:style-name="P1">Personal administrativo</text:p>
            </text:list-item>
            <text:list-item>
              <text:p text:style-name="P1">Padre/Madre/Tutor de estudiante</text:p>
            </text:list-item>
            <text:list-item>
              <text:p text:style-name="P1">Otro (especificar)</text:p>
              <text:p text:style-name="P1"/>
            </text:list-item>
          </text:list>
        </text:list-item>
        <text:list-item>
          <text:p text:style-name="P2">¿Has utilizado licencias en el colegio?</text:p>
          <text:list>
            <text:list-item>
              <text:p text:style-name="P1">Sí</text:p>
            </text:list-item>
            <text:list-item>
              <text:p text:style-name="P1">No</text:p>
              <text:p text:style-name="P1"/>
            </text:list-item>
          </text:list>
        </text:list-item>
        <text:list-item>
          <text:p text:style-name="P2">¿Qué tan fácil o difícil te resulta acceder y utilizar las licencias actualmente?</text:p>
          <text:list>
            <text:list-item>
              <text:p text:style-name="P1">Muy fácil</text:p>
            </text:list-item>
            <text:list-item>
              <text:p text:style-name="P1">Fácil</text:p>
            </text:list-item>
            <text:list-item>
              <text:p text:style-name="P1">Neutral</text:p>
            </text:list-item>
            <text:list-item>
              <text:p text:style-name="P1">Difícil</text:p>
            </text:list-item>
            <text:list-item>
              <text:p text:style-name="P1">Muy difícil</text:p>
            </text:list-item>
          </text:list>
        </text:list-item>
      </text:list>
      <text:p text:style-name="P4"/>
      <text:list xml:id="list104514952714013" text:continue-numbering="true" text:style-name="L1">
        <text:list-item>
          <text:p text:style-name="P3">¿Has experimentado problemas relacionados con las licencias? En caso afirmativo, por favor describe brevemente el problema.</text:p>
          <text:p text:style-name="P3"><text:line-break/></text:p>
          <text:p text:style-name="P3"><text:line-break/></text:p>
        </text:list-item>
        <text:list-item>
          <text:p text:style-name="P3">¿Qué mejoras te gustaría ver en el proceso de gestión de licencias en el colegio?</text:p>
          <text:p text:style-name="P3"/>
          <text:p text:style-name="P3"/>
          <text:p text:style-name="P3"/>
          <text:p text:style-name="P3"><text:line-break/></text:p>
        </text:list-item>
        <text:list-item>
          <text:p text:style-name="P2">¿Crees que un software de licencias sería beneficioso para el colegio? ¿Por qué?<text:line-break/><text:line-break/><text:line-break/><text:line-break/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1T10:39:47.829357086</meta:creation-date>
    <dc:date>2023-05-31T10:45:13.092790451</dc:date>
    <meta:editing-duration>PT5M26S</meta:editing-duration>
    <meta:editing-cycles>1</meta:editing-cycles>
    <meta:document-statistic meta:table-count="0" meta:image-count="0" meta:object-count="0" meta:page-count="1" meta:paragraph-count="24" meta:word-count="110" meta:character-count="618" meta:non-whitespace-character-count="539"/>
    <meta:generator>LibreOffice/7.3.7.2$Linux_X86_64 LibreOffice_project/30$Build-2</meta:generator>
  </office:meta>
</office:document-meta>
</file>